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FreeSerif" svg:font-family="FreeSerif"/>
    <style:font-face style:name="Times New Roman" svg:font-family="Times New Roman"/>
  </office:font-face-decls>
  <office:automatic-styles>
    <style:style style:family="text" style:name="T15" style:display-name="T15"/>
    <style:style style:family="text" style:name="T20" style:display-name="T20">
      <style:text-properties fo:color="#002060" style:text-underline-type="single" fo:font-size="11pt"/>
    </style:style>
    <style:style style:family="text" style:name="T3" style:display-name="T3">
      <style:text-properties fo:color="#000000" fo:language="es" fo:country="ES"/>
    </style:style>
    <style:style style:family="text" style:name="T4" style:display-name="T4">
      <style:text-properties fo:language="es" fo:country="ES"/>
    </style:style>
    <style:style style:family="text" style:name="T5" style:display-name="T5">
      <style:text-properties fo:color="#0000ff" fo:language="es" fo:country="ES"/>
    </style:style>
    <style:style style:family="text" style:name="T6" style:display-name="T6">
      <style:text-properties fo:color="#000000" fo:font-size="12pt" fo:font-weight="normal"/>
    </style:style>
    <style:style style:family="text" style:name="T16" style:display-name="T16">
      <style:text-properties fo:color="#000000" style:font-name="Times New Roman" fo:font-size="12pt" fo:language="es" fo:country="ES" fo:font-weight="normal"/>
    </style:style>
    <style:style style:family="text" style:name="T7" style:display-name="T7">
      <style:text-properties fo:color="#000000" fo:font-size="12pt" fo:font-weight="bold"/>
    </style:style>
    <style:style style:family="text" style:name="T1" style:display-name="T1">
      <style:text-properties fo:font-size="16pt" fo:font-weight="bold"/>
    </style:style>
    <style:style style:family="text" style:name="T2" style:display-name="T2">
      <style:text-properties fo:color="#000000" fo:language="es" fo:country="ES" fo:font-weight="bold"/>
    </style:style>
    <style:style style:family="text" style:name="T10" style:display-name="T10">
      <style:text-properties fo:color="#004586" fo:language="es" fo:country="ES" fo:font-weight="bold"/>
    </style:style>
    <style:style style:family="text" style:name="T11" style:display-name="T11">
      <style:text-properties fo:color="#000000" style:text-underline-type="single" fo:font-size="11pt" fo:language="es" fo:country="ES"/>
    </style:style>
    <style:style style:family="text" style:name="T12" style:display-name="T12">
      <style:text-properties fo:color="#000000" fo:font-size="11pt" fo:language="es" fo:country="ES"/>
    </style:style>
    <style:style style:family="text" style:name="T13" style:display-name="T13">
      <style:text-properties style:text-underline-type="single" fo:font-size="11pt"/>
    </style:style>
    <style:style style:family="text" style:name="T14" style:display-name="T14">
      <style:text-properties fo:font-size="11pt"/>
    </style:style>
    <style:style style:family="text" style:name="T8" style:display-name="T8">
      <style:text-properties fo:color="#0000ff" fo:font-size="12pt" fo:font-weight="bold"/>
    </style:style>
    <style:style style:family="text" style:name="T9" style:display-name="T9">
      <style:text-properties fo:color="#004586" style:font-name="Arial" fo:font-size="12pt" fo:language="es" fo:country="ES"/>
    </style:style>
    <style:style style:family="text" style:name="T17" style:display-name="T17">
      <style:text-properties fo:color="#004586" style:font-name="Arial" fo:font-size="12pt" fo:language="es" fo:country="ES" fo:font-weight="bold"/>
    </style:style>
    <style:style style:family="text" style:name="T18" style:display-name="T18">
      <style:text-properties style:text-underline-type="single"/>
    </style:style>
    <style:style style:family="text" style:name="T19" style:display-name="T19">
      <style:text-properties fo:color="#004586" style:font-name="Arial" fo:language="es" fo:country="ES" fo:font-weight="bold"/>
    </style:style>
    <style:style style:family="text" style:name="T21" style:display-name="T21">
      <style:text-properties fo:color="#002060" style:text-underline-type="single" fo:font-size="11pt" fo:font-style="italic"/>
    </style:style>
    <style:style style:family="paragraph" style:name="P9" style:display-name="P9" style:parent-style-name="Normal">
      <style:text-properties fo:color="#004586" fo:font-weight="bold"/>
    </style:style>
    <style:style style:family="paragraph" style:name="P20" style:display-name="P20" style:parent-style-name="Text-body">
      <style:paragraph-properties fo:margin-bottom="0in"/>
      <style:text-properties fo:color="#004586" fo:font-size="11pt" fo:font-weight="bold"/>
    </style:style>
    <style:style style:family="paragraph" style:name="P21" style:display-name="P21" style:parent-style-name="Normal">
      <style:text-properties style:font-name="Courier New" fo:font-size="10pt"/>
    </style:style>
    <style:style style:family="paragraph" style:name="P22" style:display-name="P22" style:parent-style-name="Normal">
      <style:paragraph-properties fo:text-align="justify"/>
      <style:text-properties fo:color="#000000"/>
    </style:style>
    <style:style style:family="paragraph" style:name="P10" style:display-name="P10" style:parent-style-name="Text-body">
      <style:paragraph-properties fo:text-align="left" fo:margin-bottom="0in" style:writing-mode="lr"/>
    </style:style>
    <style:style style:family="paragraph" style:name="P11" style:display-name="P11" style:parent-style-name="Text-body">
      <style:paragraph-properties fo:margin-bottom="0in"/>
      <style:text-properties fo:font-size="11pt"/>
    </style:style>
    <style:style style:family="paragraph" style:name="P12" style:display-name="P12" style:parent-style-name="Text-body">
      <style:paragraph-properties fo:margin-bottom="0in"/>
    </style:style>
    <style:style style:family="paragraph" style:name="P13" style:display-name="P13" style:parent-style-name="Text-body">
      <style:paragraph-properties fo:margin-bottom="0in"/>
      <style:text-properties fo:color="#004586" fo:font-weight="bold"/>
    </style:style>
    <style:style style:family="paragraph" style:name="P14" style:display-name="P14" style:parent-style-name="Text-body">
      <style:paragraph-properties fo:margin-bottom="0in"/>
      <style:text-properties style:text-underline-type="single" fo:font-size="11pt"/>
    </style:style>
    <style:style style:family="paragraph" style:name="P15" style:display-name="P15" style:parent-style-name="Text-body">
      <style:paragraph-properties fo:text-align="left" fo:margin-bottom="0in" style:writing-mode="lr"/>
      <style:text-properties style:text-underline-type="single" fo:font-size="11pt"/>
    </style:style>
    <style:style style:family="paragraph" style:name="P16" style:display-name="P16" style:parent-style-name="Preformatted-Text">
      <style:paragraph-properties fo:text-align="justify" fo:margin-top="0in"/>
    </style:style>
    <style:style style:family="paragraph" style:name="P17" style:display-name="P17" style:parent-style-name="Preformatted-Text">
      <style:paragraph-properties fo:text-align="justify" fo:margin-left="0.0104in" fo:margin-top="0in"/>
      <style:text-properties fo:color="#000000" style:font-name="Times New Roman" fo:font-size="12pt"/>
    </style:style>
    <style:style style:family="paragraph" style:name="P18" style:display-name="P18" style:parent-style-name="Text-body">
      <style:paragraph-properties fo:text-align="justify" fo:margin-bottom="0in"/>
    </style:style>
    <style:style style:family="paragraph" style:name="P19" style:display-name="P19" style:parent-style-name="Text-body">
      <style:paragraph-properties fo:text-align="justify" fo:margin-bottom="0in"/>
      <style:text-properties fo:font-size="11pt"/>
    </style:style>
    <style:style style:family="paragraph" style:name="P1" style:display-name="P1" style:parent-style-name="Normal">
      <style:paragraph-properties fo:text-align="center"/>
    </style:style>
    <style:style style:family="paragraph" style:name="P2" style:display-name="P2" style:parent-style-name="Normal">
      <style:paragraph-properties fo:text-align="center"/>
      <style:text-properties fo:font-size="16pt" fo:font-weight="bold"/>
    </style:style>
    <style:style style:family="paragraph" style:name="P3" style:display-name="P3" style:parent-style-name="Normal">
      <style:paragraph-properties fo:text-align="justify" fo:margin-left="-0.1965in" fo:border-left="0.0034in solid #000000" fo:border-right="0.0034in solid #000000" fo:border-top="0.0034in solid #000000" fo:border-bottom="0.0034in solid #000000" fo:padding-bottom="0.0138in" fo:padding-left="0.0138in" fo:padding-right="0.0138in" fo:padding-top="0.0138in"/>
    </style:style>
    <style:style style:family="paragraph" style:name="P4" style:display-name="P4" style:list-style-name="L1">
      <style:paragraph-properties fo:text-align="justify" fo:text-indent="0.000000cm" fo:line-height="100%" fo:background-color="transparent" fo:widows="0" fo:orphans="0" fo:margin-left="-0.800608cm" fo:margin-top="0.0784in" style:writing-mode="lr" fo:padding-bottom="0in" fo:padding-left="0in" fo:padding-right="0in" fo:padding-top="0in"/>
      <style:text-properties style:font-name="Times New Roman" fo:font-size="12pt" fo:language="de" fo:country="DE" fo:font-weight="normal" fo:text-transform="none"/>
    </style:style>
    <style:style style:family="paragraph" style:name="P5" style:display-name="P5" style:list-style-name="L1">
      <style:paragraph-properties fo:text-align="justify" fo:text-indent="0.000000cm" fo:line-height="100%" fo:background-color="transparent" fo:widows="0" fo:orphans="0" fo:margin-left="-0.800608cm" fo:margin-top="0.0395in" fo:margin-bottom="0in" style:writing-mode="lr" fo:padding-bottom="0in" fo:padding-left="0in" fo:padding-right="0in" fo:padding-top="0in"/>
      <style:text-properties style:font-name="Times New Roman" fo:font-size="18pt" fo:language="de" fo:country="DE" fo:font-weight="bold" fo:text-transform="none"/>
    </style:style>
    <style:style style:family="paragraph" style:name="P6" style:display-name="P6" style:parent-style-name="T--tulo-3">
      <style:paragraph-properties fo:text-align="justify"/>
    </style:style>
    <style:style style:family="paragraph" style:name="P7" style:display-name="P7" style:parent-style-name="sql">
      <style:paragraph-properties fo:text-align="justify" fo:margin-top="0in" fo:break-before="page"/>
    </style:style>
    <style:style style:family="paragraph" style:name="P8" style:display-name="P8" style:parent-style-name="Normal">
      <style:paragraph-properties fo:text-align="justify"/>
    </style:style>
    <style:style style:family="section" style:name="Sect1" style:display-name="Sect1"/>
    <style:style style:family="table" style:name="Table7" style:display-name="Table7">
      <style:table-properties style:width="6.772200in" table:align="margins" fo:margin-left="0in"/>
    </style:style>
    <style:style style:family="table" style:name="Table8" style:display-name="Table8">
      <style:table-properties style:width="6.772200in" table:align="margins" fo:margin-left="0in"/>
    </style:style>
    <style:style style:family="table" style:name="Table9" style:display-name="Table9">
      <style:table-properties style:width="6.772200in" table:align="margins" fo:margin-left="0in"/>
    </style:style>
    <style:style style:family="table" style:name="Table10" style:display-name="Table10">
      <style:table-properties style:width="6.772200in" table:align="margins" fo:margin-left="0in"/>
    </style:style>
    <style:style style:family="table" style:name="Table11" style:display-name="Table11">
      <style:table-properties style:width="6.772200in" table:align="margins" fo:margin-left="0in"/>
    </style:style>
    <style:style style:family="table" style:name="Table12" style:display-name="Table12">
      <style:table-properties style:width="6.772200in" table:align="margins" fo:margin-left="0in"/>
    </style:style>
    <style:style style:family="table" style:name="Table13" style:display-name="Table13">
      <style:table-properties style:width="6.772200in" table:align="margins" fo:margin-left="0in"/>
    </style:style>
    <style:style style:family="table" style:name="Table14" style:display-name="Table14">
      <style:table-properties style:width="6.772200in" table:align="margins" fo:margin-left="0in"/>
    </style:style>
    <style:style style:family="table" style:name="Table1" style:display-name="Table1">
      <style:table-properties style:width="6.772200in" table:align="margins" fo:margin-left="0in"/>
    </style:style>
    <style:style style:family="table" style:name="Table2" style:display-name="Table2">
      <style:table-properties style:width="6.772200in" table:align="margins" fo:margin-left="0in"/>
    </style:style>
    <style:style style:family="table" style:name="Table3" style:display-name="Table3">
      <style:table-properties style:width="6.772200in" table:align="margins" fo:margin-left="0in"/>
    </style:style>
    <style:style style:family="table" style:name="Table4" style:display-name="Table4">
      <style:table-properties style:width="6.772200in" table:align="margins" fo:margin-left="0in"/>
    </style:style>
    <style:style style:family="table" style:name="Table5" style:display-name="Table5">
      <style:table-properties style:width="6.772200in" table:align="margins" fo:margin-left="0in"/>
    </style:style>
    <style:style style:family="table" style:name="Table6" style:display-name="Table6">
      <style:table-properties style:width="6.772200in" table:align="margins" fo:margin-left="0in"/>
    </style:style>
    <style:style style:family="table-column" style:name="Table3-col1" style:display-name="Table3.col1">
      <style:table-column-properties style:column-width="6.7722in"/>
    </style:style>
    <style:style style:family="table-column" style:name="Table14-col1" style:display-name="Table14.col1">
      <style:table-column-properties style:column-width="6.7722in"/>
    </style:style>
    <style:style style:family="table-column" style:name="Table4-col1" style:display-name="Table4.col1">
      <style:table-column-properties style:column-width="6.7722in"/>
    </style:style>
    <style:style style:family="table-column" style:name="Table11-col1" style:display-name="Table11.col1">
      <style:table-column-properties style:column-width="6.7722in"/>
    </style:style>
    <style:style style:family="table-column" style:name="Table13-col1" style:display-name="Table13.col1">
      <style:table-column-properties style:column-width="6.7722in"/>
    </style:style>
    <style:style style:family="table-column" style:name="Table6-col1" style:display-name="Table6.col1">
      <style:table-column-properties style:column-width="6.7722in"/>
    </style:style>
    <style:style style:family="table-column" style:name="Table7-col1" style:display-name="Table7.col1">
      <style:table-column-properties style:column-width="6.7722in"/>
    </style:style>
    <style:style style:family="table-column" style:name="Table8-col1" style:display-name="Table8.col1">
      <style:table-column-properties style:column-width="6.7722in"/>
    </style:style>
    <style:style style:family="table-column" style:name="Table9-col1" style:display-name="Table9.col1">
      <style:table-column-properties style:column-width="6.7722in"/>
    </style:style>
    <style:style style:family="table-column" style:name="Table10-col1" style:display-name="Table10.col1">
      <style:table-column-properties style:column-width="6.7722in"/>
    </style:style>
    <style:style style:family="table-column" style:name="Table1-col1" style:display-name="Table1.col1">
      <style:table-column-properties style:column-width="6.7722in"/>
    </style:style>
    <style:style style:family="table-column" style:name="Table5-col1" style:display-name="Table5.col1">
      <style:table-column-properties style:column-width="6.7722in"/>
    </style:style>
    <style:style style:family="table-column" style:name="Table2-col1" style:display-name="Table2.col1">
      <style:table-column-properties style:column-width="6.7722in"/>
    </style:style>
    <style:style style:family="table-column" style:name="Table12-col1" style:display-name="Table12.col1">
      <style:table-column-properties style:column-width="6.7722in"/>
    </style:style>
    <style:style style:family="table-cell" style:name="Table4-col1-row1" style:display-name="Table4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10-col1-row1" style:display-name="Table10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7-col1-row1" style:display-name="Table7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8-col1-row1" style:display-name="Table8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9-col1-row1" style:display-name="Table9_col1_row1">
      <style:table-cell-properties style:vertical-align="top" fo:border-left="0.72pt solid #000000" fo:border-right="0.72pt solid #000000" fo:border-top="0.0034in solid #000000" fo:border-bottom="0.0034in solid #000000"/>
    </style:style>
    <style:style style:family="table-cell" style:name="Table9-col1-row2" style:display-name="Table9_col1_row2">
      <style:table-cell-properties style:vertical-align="top" fo:border-left="0.0034in solid #000000" fo:border-right="0.0034in solid #000000" fo:border-top="0.72pt solid #000000" fo:border-bottom="0.0034in solid #000000"/>
    </style:style>
    <style:style style:family="table-cell" style:name="Table1-col1-row1" style:display-name="Table1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11-col1-row1" style:display-name="Table11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5-col1-row1" style:display-name="Table5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6-col1-row1" style:display-name="Table6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12-col1-row1" style:display-name="Table12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13-col1-row1" style:display-name="Table13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14-col1-row1" style:display-name="Table14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2-col1-row1" style:display-name="Table2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3-col1-row1" style:display-name="Table3_col1_row1">
      <style:table-cell-properties style:vertical-align="top" fo:border-left="0.0034in solid #000000" fo:border-right="0.0034in solid #000000" fo:border-top="0.0034in solid #000000" fo:border-bottom="0.0034in solid #000000"/>
    </style:style>
    <style:page-layout style:name="PLayout2">
      <style:page-layout-properties fo:margin-top="0.999998cm" fo:margin-bottom="0.5in" fo:margin-left="0.7875in" fo:margin-right="0.7083in"/>
      <style:header-style>
        <style:header-footer-properties svg:height="1.270000cm"/>
      </style:header-style>
    </style:page-layout>
    <style:page-layout style:name="Standard">
      <style:page-layout-properties fo:margin-top="0.999998cm" fo:margin-bottom="0.5in" fo:margin-left="0.7875in" fo:margin-right="0.7083in"/>
      <style:header-style>
        <style:header-footer-properties svg:height="1.270000cm"/>
      </style:header-style>
    </style:page-layout>
    <text:list-style style:name="L1">
      <text:list-level-style-bullet text:level="1" text:bullet-char="•">
        <style:list-level-properties fo:text-indent="0.000000cm" text:space-before="0cm" text:min-label-width="-0.000000cm" fo:margin-left="-0.800608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<text:span text:style-name="T1">Formulario de entrega de resultados</text:span></text:p>
        <text:p text:style-name="P2">Laboratorio 4 <text:s/>- <text:s/>Curso 2019-2020</text:p>
        <text:p text:style-name="P3"><text:span text:style-name="T2">Nombre y Apellidos: Manuel Evanguelopulos Fernández</text:span></text:p>
        <text:list text:style-name="L1">
          <text:list-item>
            <text:p text:style-name="P4"><text:span text:style-name="T3">Debe subir a moodle (tarea <text:s/></text:span><text:span text:style-name="T4">Lab4 - Entrega del fichero de resultados), </text:span><text:span text:style-name="T3">este formulario relleno con su nombre y los resultados solicitados en el enunciado, poniendo al fichero el nombre habitual de la forma: </text:span><text:span text:style-name="T5">Grupo-Apellido1-Apellido2-L4.odt</text:span><text:span text:style-name="T3"> <text:s/></text:span></text:p>
          </text:list-item>
          <text:list-item>
            <text:p text:style-name="P5"><text:span text:style-name="T6">Escriba los resultados que se solicitan </text:span><text:span text:style-name="T7">en el enunciado, dentro de los correspondientes recuadros, ajustando su tamaño si es necesario. Tenga en cuenta que, como aquí sólo se indican las cuestiones a responder, </text:span><text:span text:style-name="T8">para hacer la práctica necesita ir siguiendo el enunciado completo</text:span><text:span text:style-name="T7">.</text:span></text:p>
          </text:list-item>
        </text:list>
        <text:p text:style-name="P6"><text:span text:style-name="T9">1. Codificación de textos</text:span></text:p>
        <table:table table:name="Table1" table:style-name="Table1">
          <table:table-column table:style-name="Table1.col1"/>
          <table:table-row>
            <table:table-cell table:style-name="Table1_col1_row1">
              <text:p text:style-name="P7"><text:span text:style-name="T10">1.B</text:span></text:p>
              <text:p text:style-name="P8"><text:span text:style-name="T11">Número de bytes del fichero</text:span><text:span text:style-name="T12">: 19 bytes</text:span></text:p>
              <text:p text:style-name="P8"/>
              <text:p text:style-name="P8"><text:span text:style-name="T11">¿Puede deducirse su codificación</text:span><text:span text:style-name="T12">?: Sí, UTF-8</text:span></text:p>
              <text:p text:style-name="P8"/>
              <text:p text:style-name="P8"><text:span text:style-name="T11">Justifique su respuesta</text:span><text:span text:style-name="T12">: Podemos deducirlo porque en codificación UTF-8, mi apellido son 14 bytes, el espacio cuenta como 1 byte, el símbolo del euro son 3 bytes, y el salto de línea equivale a un byte.</text:span></text:p>
              <text:p text:style-name="Normal"/>
            </table:table-cell>
          </table:table-row>
        </table:table>
        <text:p text:style-name="Normal"/>
        <text:p text:style-name="Normal"/>
        <table:table table:name="Table2" table:style-name="Table2">
          <table:table-column table:style-name="Table2.col1"/>
          <table:table-row>
            <table:table-cell table:style-name="Table2_col1_row1">
              <text:p text:style-name="P9">1.E</text:p>
              <text:p text:style-name="P10"><text:span text:style-name="T13">Resultado de la orden file apell</text:span><text:span text:style-name="T14">: <text:s/></text:span>apell: UTF-8 Unicode text</text:p>
              <text:p text:style-name="P11"/>
              <text:p text:style-name="P10"><text:span text:style-name="T13">Resultado de la orden file apell-cod</text:span><text:span text:style-name="T14">: </text:span>apell-cod: ISO-8859 text</text:p>
              <text:p text:style-name="P11"/>
              <text:p text:style-name="P12"><text:span text:style-name="T13">Explique las diferencias</text:span><text:span text:style-name="T14">: Podemos observar que LATIN9 no reconoce el caracter del euro y por eso tiene 2 bytes menos, lo trata como un caracter ilegible.</text:span></text:p>
              <text:p text:style-name="Normal"/>
            </table:table-cell>
          </table:table-row>
        </table:table>
        <text:p text:style-name="Normal"/>
        <text:p text:style-name="Normal"/>
        <table:table table:name="Table3" table:style-name="Table3">
          <table:table-column table:style-name="Table3.col1"/>
          <table:table-row>
            <table:table-cell table:style-name="Table3_col1_row1">
              <text:p text:style-name="P13">1.F</text:p>
              <text:p text:style-name="P10"><text:span text:style-name="T13">Salida generada por la orden hd apell</text:span><text:span text:style-name="T14">: </text:span>00000000 <text:s/>45 76 61 6e 67 75 65 6c <text:s/>6f 70 75 6c 6f 73 20 e2 <text:s/>|Evanguelopulos .|</text:p>
              <text:p text:style-name="P10">00000010 <text:s/>82 ac 0a <text:s text:c="41"/>|...|</text:p>
              <text:p text:style-name="P10">00000013</text:p>
              <text:p text:style-name="P11"/>
              <text:p text:style-name="P10"><text:span text:style-name="T13">Salida generada por la orden hd apell-cod</text:span><text:span text:style-name="T14">: </text:span>00000000 <text:s/>45 76 61 6e 67 75 65 6c <text:s/>6f 70 75 6c 6f 73 20 a4 <text:s/>|Evanguelopulos .|</text:p>
              <text:p text:style-name="P10">00000010 <text:s/>0a <text:s text:c="47"/>|.|</text:p>
              <text:p text:style-name="P10">00000011</text:p>
              <text:p text:style-name="P14"/>
              <text:p text:style-name="P12"><text:span text:style-name="T13">Explique las diferencias</text:span><text:span text:style-name="T14">: Aquí podemos observar claramente como el caracter del euro ocupa 3 bytes en UTF-8, mientras que en ISO-8859 corresponde como un caracter ilegible.</text:span></text:p>
              <text:p text:style-name="P11"/>
            </table:table-cell>
          </table:table-row>
        </table:table>
        <text:p text:style-name="Normal"/>
        <text:p text:style-name="Normal"/>
        <table:table table:name="Table4" table:style-name="Table4">
          <table:table-column table:style-name="Table4.col1"/>
          <table:table-row>
            <table:table-cell table:style-name="Table4_col1_row1">
              <text:p text:style-name="P13">1.G</text:p>
              <text:p text:style-name="P15">Resultado de la orden unzip -l ftel-t2-lab4-form-2019.odt:<text:span text:style-name="T15"> Archive: <text:s/></text:span><text:span text:style-name="T16">ftel-t2-lab4-form-2019.odt</text:span></text:p>
              <text:p text:style-name="P15"><text:span text:style-name="T15"> <text:s/>Length <text:s text:c="5"/>Date <text:s text:c="3"/>Time <text:s text:c="3"/>Name</text:span></text:p>
              <text:p text:style-name="P15"><text:span text:style-name="T15">--------- <text:s/>---------- ----- <text:s text:c="2"/>----</text:span></text:p>
              <text:p text:style-name="P15"><text:span text:style-name="T15"> <text:s text:c="6"/>39 <text:s/>2019-10-19 18:08 <text:s text:c="2"/>mimetype</text:span></text:p>
              <text:p text:style-name="P15"><text:span text:style-name="T15"> <text:s text:c="5"/>607 <text:s/>2019-10-19 20:08 <text:s text:c="2"/>meta.xml</text:span></text:p>
              <text:p text:style-name="P15"><text:span text:style-name="T15"> <text:s text:c="3"/>98006 <text:s/>2019-10-19 20:08 <text:s text:c="2"/>Thumbnails/thumbnail.png</text:span></text:p>
              <text:p text:style-name="P15"><text:span text:style-name="T15"> <text:s text:c="5"/>331 <text:s/>2019-10-19 20:08 <text:s text:c="2"/>settings.xml</text:span></text:p>
              <text:p text:style-name="P15"><text:span text:style-name="T15"> <text:s text:c="5"/>699 <text:s/>2019-10-19 20:08 <text:s text:c="2"/>META-INF/manifest.xml</text:span></text:p>
              <text:p text:style-name="P15"><text:span text:style-name="T15"> <text:s text:c="5"/>116 <text:s/>2019-10-19 20:08 <text:s text:c="2"/>manifest.rdf</text:span></text:p>
              <text:p text:style-name="P15"><text:span text:style-name="T15"> <text:s text:c="3"/>12853 <text:s/>2019-10-19 20:08 <text:s text:c="2"/>styles.xml</text:span></text:p>
              <text:p text:style-name="P15"><text:span text:style-name="T15"> <text:s text:c="3"/>40276 <text:s/>2019-10-19 20:08 <text:s text:c="2"/>content.xml</text:span></text:p>
              <text:p text:style-name="P15"><text:span text:style-name="T15">--------- <text:s text:c="20"/>-------</text:span></text:p>
              <text:p text:style-name="P15"><text:span text:style-name="T15"> <text:s text:c="2"/>152927 <text:s text:c="20"/>8 files</text:span></text:p>
              <text:p text:style-name="P11"/>
            </table:table-cell>
          </table:table-row>
        </table:table>
        <text:p text:style-name="Normal"/>
        <text:p text:style-name="Normal"/>
        <text:p text:style-name="Normal"/>
        <text:p text:style-name="Normal"/>
        <text:p text:style-name="P16"><text:span text:style-name="T17">2. Identificación de contenidos. Metadatos</text:span></text:p>
        <text:p text:style-name="P17"/>
        <table:table table:name="Table5" table:style-name="Table5">
          <table:table-column table:style-name="Table5.col1"/>
          <table:table-row>
            <table:table-cell table:style-name="Table5_col1_row1">
              <text:p text:style-name="P13">2.A</text:p>
              <text:p text:style-name="P10"><text:span text:style-name="T13">Indique el resultado de comprobar con file el fichero imag.exe</text:span><text:span text:style-name="T14">: </text:span>imag.exe: GIF image data, version 89a, 226 x 225</text:p>
              <text:p text:style-name="P11"/>
              <text:p text:style-name="P18"><text:span text:style-name="T13">Explique este resultado</text:span><text:span text:style-name="T14">: Renombrar la extensión del archivo puede  no cambiar el archivo. Los metadatos internos del archivo demuestran que se trata de un archivo .gif y no de un archivo .exe.</text:span></text:p>
              <text:p text:style-name="P19"/>
              <text:p text:style-name="P18"><text:span text:style-name="T13">Indique el resultado de comprobar con file el fichero imag.exe con permisos de ejecución y lectura</text:span><text:span text:style-name="T14">: </text:span><text:span text:style-name="T16">imag.exe: GIF image data, version 89a, 226 x 225</text:span></text:p>
              <text:p text:style-name="P19"/>
              <text:p text:style-name="P18"><text:span text:style-name="T13">Explique este resultado</text:span><text:span text:style-name="T14">: Dar permisos permiten que el archivo imag.exe pueda ejecutarse, pero el tipo de fichero sigue sin variar. Se trata de un archivo .gif pues sus metadatos internos lo definen así.</text:span></text:p>
              <text:p text:style-name="P19"/>
            </table:table-cell>
          </table:table-row>
        </table:table>
        <text:p text:style-name="P17"/>
        <text:p text:style-name="P17"/>
        <table:table table:name="Table6" table:style-name="Table6">
          <table:table-column table:style-name="Table6.col1"/>
          <table:table-row>
            <table:table-cell table:style-name="Table6_col1_row1">
              <text:p text:style-name="P13">2.B</text:p>
              <text:p text:style-name="P10"><text:span text:style-name="T13">Primeros 20 dígitos hexadecimales de imag.gif</text:span><text:span text:style-name="T14">: <text:s/></text:span>47 49 46 38 39 61 e2 00 e1 00</text:p>
              <text:p text:style-name="P11"/>
              <text:p text:style-name="P12"><text:span text:style-name="T13">6 primeros caracteres</text:span><text:span text:style-name="T14">: GIF89a</text:span></text:p>
              <text:p text:style-name="P11"/>
              <text:p text:style-name="P12"><text:span text:style-name="T13">Primer número entero</text:span><text:span text:style-name="T14">: <text:s/>226, corresponde con el ancho de la imagen.</text:span></text:p>
              <text:p text:style-name="P11"/>
              <text:p text:style-name="P12"><text:span text:style-name="T13">Segundo número entero</text:span><text:span text:style-name="T14">: 225, corresponde con el alto de la imagen.</text:span></text:p>
              <text:p text:style-name="P11"/>
              <text:p text:style-name="P18"><text:span text:style-name="T13">¿Que relación existe entre estos números y el resultado de la orden file imag.gif?</text:span><text:span text:style-name="T14">: Ambos números se muestran al ejecutar la orden file image.gif, </text:span></text:p>
              <text:p text:style-name="P19"/>
            </table:table-cell>
          </table:table-row>
        </table:table>
        <text:p text:style-name="P17"/>
        <text:p text:style-name="P17"/>
        <table:table table:name="Table7" table:style-name="Table7">
          <table:table-column table:style-name="Table7.col1"/>
          <table:table-row>
            <table:table-cell table:style-name="Table7_col1_row1">
              <text:p text:style-name="P20">2.C</text:p>
              <text:p text:style-name="P12"><text:span text:style-name="T13">Explique el resultado de la orden file raro.gif</text:span><text:span text:style-name="T14">: corresponde con una imagen de tipo .gif, versión 89a con 12338 píxeles de ancho y 14641 píxeles de alto</text:span></text:p>
              <text:p text:style-name="P11"/>
              <text:p text:style-name="P14">Indique las dimensiones que reporta la ejecución de la orden file:</text:p>
              <text:p text:style-name="P12"><text:span text:style-name="T14"> <text:s/></text:span><text:span text:style-name="T13">ancho =</text:span><text:span text:style-name="T14"> 12338 </text:span><text:span text:style-name="T13">pixeles</text:span></text:p>
              <text:p text:style-name="P12"><text:span text:style-name="T14"> <text:s/></text:span><text:span text:style-name="T13">alto=</text:span><text:span text:style-name="T14"> 14641 </text:span><text:span text:style-name="T13">pixeles</text:span></text:p>
              <text:p text:style-name="P14"/>
              <text:p text:style-name="P14">Explique de donde sale el tamaño de la imagen:<text:span text:style-name="T15"> Al introducir en la primera línea GIF89a2019, el archivo ha quedado codificado como .gif, version 89a, pero el número 2019 se ha interpretado como 4 números hexadecimales que representan el ancho y el alto. </text:span></text:p>
              <text:p text:style-name="P19"/>
            </table:table-cell>
          </table:table-row>
        </table:table>
        <text:p text:style-name="P17"/>
        <text:p text:style-name="P17"/>
        <table:table table:name="Table8" table:style-name="Table8">
          <table:table-column table:style-name="Table8.col1"/>
          <table:table-row>
            <table:table-cell table:style-name="Table8_col1_row1">
              <text:p text:style-name="P13">2.D</text:p>
              <text:p text:style-name="P10"><text:span text:style-name="T13">Metadatos de glow.tiff obtenidos con la orden file:</text:span><text:span text:style-name="T14"> </text:span>glow.tiff: TIFF image data, little-endian, direntries=15, height=480, bps=50286, compression=LZW, PhotometricIntepretation=RGB, name=/usr/local/web/raster3d/examples/glow.tiff, description=Bee venom phosphodiesterase (figure courtesy of Ellie Adman) <text:s text:c="19"/>, orientation=upper-left, width=480</text:p>
              <text:p text:style-name="P11"/>
              <text:p text:style-name="P10"><text:span text:style-name="T13">Número mágico de glow.tiff en hexadecimal:</text:span><text:span text:style-name="T14"> </text:span>49 49 2a 00<text:span text:style-name="T14"> </text:span><text:span text:style-name="T13">y en ASCII:</text:span><text:span text:style-name="T14"> II*.</text:span></text:p>
              <text:p text:style-name="P11"/>
              <text:p text:style-name="P12"><text:span text:style-name="T13">Explicación:</text:span><text:span text:style-name="T14"> Este archivo .tiff es de tipo Intel o Little-endian (II)</text:span></text:p>
              <text:p text:style-name="P11"/>
              <text:p text:style-name="P10"><text:span text:style-name="T13">Metadatos de gmarbles.tiff obtenidos con la orden file:</text:span><text:span text:style-name="T14"> </text:span>gmarbles.tiff: TIFF image data, big-endian, direntries=15, height=1001, bps=8, compression=LZW, PhotometricIntepretation=BlackIsZero, width=1419</text:p>
              <text:p text:style-name="P11"/>
              <text:p text:style-name="P10"><text:span text:style-name="T13">Número mágico de gmarbles.tiff en hexadecimal:</text:span><text:span text:style-name="T14"> </text:span>4d 4d 00 2a<text:span text:style-name="T14"> </text:span><text:span text:style-name="T13">y en ASCII:</text:span><text:span text:style-name="T14"> MM*.</text:span></text:p>
              <text:p text:style-name="P14"/>
              <text:p text:style-name="P18"><text:span text:style-name="T13">Explicación:</text:span><text:span text:style-name="T14"> Este archivo .tiff es de tipo Motorola o Big-endian (MM).</text:span></text:p>
              <text:p text:style-name="P19"/>
            </table:table-cell>
          </table:table-row>
        </table:table>
        <text:p text:style-name="P21"/>
        <table:table table:name="Table9" table:style-name="Table9">
          <table:table-column table:style-name="Table9.col1"/>
          <table:table-row>
            <table:table-cell table:style-name="Table9_col1_row1">
              <text:p text:style-name="P13"/>
            </table:table-cell>
          </table:table-row>
          <table:table-row>
            <table:table-cell table:style-name="Table9_col1_row2">
              <text:p text:style-name="P13">2.E</text:p>
              <text:p text:style-name="P10"><text:span text:style-name="T18">Número mágico de cat en hexadecimal</text:span>: 7f 45 4c 46 <text:span text:style-name="T18">y en ASCII:</text:span><text:span text:style-name="T15"> .EFL</text:span></text:p>
              <text:p text:style-name="P11"/>
              <text:p text:style-name="P14">Explicación:<text:span text:style-name="T15"> la extensión tipo .elf se utiliza en UNIX-LINUX para todos los programas ejecutables de la consola.</text:span></text:p>
              <text:p text:style-name="P11"/>
            </table:table-cell>
          </table:table-row>
        </table:table>
        <text:p text:style-name="P17"/>
        <text:p text:style-name="P17"/>
        <text:p text:style-name="P8"><text:span text:style-name="T19">3. Manipulación de contenidos de ficheros mp3</text:span></text:p>
        <text:p text:style-name="P22"/>
        <table:table table:name="Table10" table:style-name="Table10">
          <table:table-column table:style-name="Table10.col1"/>
          <table:table-row>
            <table:table-cell table:style-name="Table10_col1_row1">
              <text:p text:style-name="P13">3.A</text:p>
              <text:p text:style-name="P12"><text:span text:style-name="T13">Nombre del fichero con extensión mp3</text:span><text:span text:style-name="T14">: cancion.mp3</text:span></text:p>
              <text:p text:style-name="P11"/>
              <text:p text:style-name="P18"><text:span text:style-name="T13">Número de bytes del fichero</text:span><text:span text:style-name="T14">: </text:span>6010879 bytes.</text:p>
              <text:p text:style-name="P19"/>
            </table:table-cell>
          </table:table-row>
        </table:table>
        <text:p text:style-name="P22"/>
        <text:p text:style-name="P22"/>
        <table:table table:name="Table11" table:style-name="Table11">
          <table:table-column table:style-name="Table11.col1"/>
          <table:table-row>
            <table:table-cell table:style-name="Table11_col1_row1">
              <text:p text:style-name="P13">3.B</text:p>
              <text:p text:style-name="P12"><text:span text:style-name="T13">Orden para cortar el fichero con extensión mp3</text:span><text:span text:style-name="T14">: ffmpeg -i cancion.mp3 -ss 20 -t 10 fragmentoCancion.mp3</text:span></text:p>
              <text:p text:style-name="P11"> </text:p>
            </table:table-cell>
          </table:table-row>
        </table:table>
        <text:p text:style-name="P22"/>
        <text:p text:style-name="P22"/>
        <table:table table:name="Table12" table:style-name="Table12">
          <table:table-column table:style-name="Table12.col1"/>
          <table:table-row>
            <table:table-cell table:style-name="Table12_col1_row1">
              <text:p text:style-name="P13">3.C</text:p>
              <text:p text:style-name="P10"><text:span text:style-name="T13">Dos líneas anteriores a la última mostradas con la orden </text:span><text:span text:style-name="T20">ffmpeg -i </text:span><text:span text:style-name="T21">nom-fich</text:span><text:span text:style-name="T20"> -f ffmetadata </text:span><text:span text:style-name="T14">: </text:span>Duration: 00:03:20.99, start: 0.025057, bitrate: 239 kb/s</text:p>
              <text:p text:style-name="P10"> <text:s text:c="3"/>Stream #0:0: Audio: mp3, 44100 Hz, stereo, s16p, 239 kb/s</text:p>
              <text:p text:style-name="P11"/>
              <text:p text:style-name="P10"><text:span text:style-name="T13">Dos líneas anteriores a la última mostradas con la orden </text:span><text:span text:style-name="T20">ffmpeg -i </text:span><text:span text:style-name="T21">nom-frag</text:span><text:span text:style-name="T20"> -f ffmetadata</text:span><text:span text:style-name="T13"> :</text:span><text:span text:style-name="T14"> </text:span>Duration: 00:00:10.03, start: 0.025057, bitrate: 129 kb/s</text:p>
              <text:p text:style-name="P10"> <text:s text:c="3"/>Stream #0:0: Audio: mp3, 44100 Hz, stereo, s16p, 128 kb/s</text:p>
              <text:p text:style-name="P8"/>
            </table:table-cell>
          </table:table-row>
        </table:table>
        <text:p text:style-name="P22"/>
        <text:p text:style-name="P22"/>
        <table:table table:name="Table13" table:style-name="Table13">
          <table:table-column table:style-name="Table13.col1"/>
          <table:table-row>
            <table:table-cell table:style-name="Table13_col1_row1">
              <text:p text:style-name="P13">3.D</text:p>
              <text:p text:style-name="P15">Etiquetas del fichero mp3 bajado:<text:span text:style-name="T15"> cancion.mp3:</text:span></text:p>
              <text:p text:style-name="P15"><text:span text:style-name="T15">Title <text:s/>: Sorry <text:s text:c="26"/>Artist: Comfort Fit <text:s text:c="18"/></text:span></text:p>
              <text:p text:style-name="P15"><text:span text:style-name="T15">Album <text:s/>: Forget And Remember <text:s text:c="12"/>Year: 2010, Genre: Hip-Hop (7)</text:span></text:p>
              <text:p text:style-name="P15"><text:span text:style-name="T15">Comment: <text:s text:c="32"/>Track: 3</text:span></text:p>
              <text:p text:style-name="P11"/>
            </table:table-cell>
          </table:table-row>
        </table:table>
        <text:p text:style-name="P22"/>
        <text:p text:style-name="P22"/>
        <table:table table:name="Table14" table:style-name="Table14">
          <table:table-column table:style-name="Table14.col1"/>
          <table:table-row>
            <table:table-cell table:style-name="Table14_col1_row1">
              <text:p text:style-name="P13">3.E</text:p>
              <text:p text:style-name="P10"><text:span text:style-name="T13">Etiquetas del fichero que contiene el fragmento cortado</text:span><text:span text:style-name="T14">: <text:s/></text:span>Title <text:s/>: <text:s text:c="32"/>Artist: MEF <text:s text:c="26"/></text:p>
              <text:p text:style-name="P10">Album <text:s/>: <text:s text:c="32"/>Year: 2019, Genre: Unknown (255)</text:p>
              <text:p text:style-name="P10">Comment: <text:s/>MEF <text:s text:c="27"/>Track: 0</text:p>
              <text:p text:style-name="P10"/>
              <text:p text:style-name="P10"/>
            </table:table-cell>
          </table:table-row>
        </table:table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Liberation Sans" svg:font-family="Liberation Sans"/>
    <style:font-face style:name="Verdana" svg:font-family="Verdana"/>
    <style:font-face style:name="Times New Roman" svg:font-family="Times New Roman"/>
  </office:font-face-decls>
  <office:styles>
    <style:default-style style:family="paragraph">
      <style:paragraph-properties style:tab-stop-distance="0.4902in"/>
    </style:default-style>
    <style:style style:family="text" style:name="LLS-3-0-text" style:display-name="LLS_3_0_text" style:next-style-name="LLS-3-0-text">
      <style:text-properties fo:color="#000000" style:font-name="Verdana" fo:font-size="10pt" fo:font-weight="normal"/>
    </style:style>
    <style:style style:family="text" style:name="Strong-Emphasis-text" style:display-name="Strong Emphasis_text" style:next-style-name="Strong-Emphasis-text">
      <style:text-properties fo:font-weight="bold"/>
    </style:style>
    <style:style style:family="text" style:name="WW-CharLFO1LVL7-text" style:display-name="WW_CharLFO1LVL7_text" style:next-style-name="WW-CharLFO1LVL7-text">
      <style:text-properties fo:color="#000000" style:font-name="Verdana" fo:font-size="10pt" fo:font-weight="normal"/>
    </style:style>
    <style:style style:family="text" style:name="LLS-3-1-text" style:display-name="LLS_3_1_text" style:next-style-name="LLS-3-1-text">
      <style:text-properties fo:color="#000000" style:font-name="Verdana" fo:font-size="10pt" fo:font-weight="normal"/>
    </style:style>
    <style:style style:family="text" style:name="WW-CharLFO1LVL8-text" style:display-name="WW_CharLFO1LVL8_text" style:next-style-name="WW-CharLFO1LVL8-text">
      <style:text-properties fo:color="#000000" style:font-name="Verdana" fo:font-size="10pt" fo:font-weight="normal"/>
    </style:style>
    <style:style style:family="text" style:name="LLS-3-2-text" style:display-name="LLS_3_2_text" style:next-style-name="LLS-3-2-text">
      <style:text-properties fo:color="#000000" style:font-name="Verdana" fo:font-size="10pt" fo:font-weight="normal"/>
    </style:style>
    <style:style style:family="text" style:name="WW-CharLFO1LVL9-text" style:display-name="WW_CharLFO1LVL9_text" style:next-style-name="WW-CharLFO1LVL9-text">
      <style:text-properties fo:color="#000000" style:font-name="Verdana" fo:font-size="10pt" fo:font-weight="normal"/>
    </style:style>
    <style:style style:family="text" style:name="LLS-3-3-text" style:display-name="LLS_3_3_text" style:next-style-name="LLS-3-3-text">
      <style:text-properties fo:color="#000000" style:font-name="Verdana" fo:font-size="10pt" fo:font-weight="normal"/>
    </style:style>
    <style:style style:family="text" style:name="LLS-3-4-text" style:display-name="LLS_3_4_text" style:next-style-name="LLS-3-4-text">
      <style:text-properties fo:color="#000000" style:font-name="Verdana" fo:font-size="10pt" fo:font-weight="normal"/>
    </style:style>
    <style:style style:family="text" style:name="WW-CharLFO1LVL1-text" style:display-name="WW_CharLFO1LVL1_text" style:next-style-name="WW-CharLFO1LVL1-text">
      <style:text-properties fo:color="#000000" style:font-name="Verdana" fo:font-size="10pt" fo:font-weight="normal"/>
    </style:style>
    <style:style style:family="text" style:name="LLS-3-5-text" style:display-name="LLS_3_5_text" style:next-style-name="LLS-3-5-text">
      <style:text-properties fo:color="#000000" style:font-name="Verdana" fo:font-size="10pt" fo:font-weight="normal"/>
    </style:style>
    <style:style style:family="text" style:name="WW-CharLFO1LVL2-text" style:display-name="WW_CharLFO1LVL2_text" style:next-style-name="WW-CharLFO1LVL2-text">
      <style:text-properties fo:color="#000000" style:font-name="Verdana" fo:font-size="10pt" fo:font-weight="normal"/>
    </style:style>
    <style:style style:family="text" style:name="LLS-3-6-text" style:display-name="LLS_3_6_text" style:next-style-name="LLS-3-6-text">
      <style:text-properties fo:color="#000000" style:font-name="Verdana" fo:font-size="10pt" fo:font-weight="normal"/>
    </style:style>
    <style:style style:family="text" style:name="WW-CharLFO1LVL3-text" style:display-name="WW_CharLFO1LVL3_text" style:next-style-name="WW-CharLFO1LVL3-text">
      <style:text-properties fo:color="#000000" style:font-name="Verdana" fo:font-size="10pt" fo:font-weight="normal"/>
    </style:style>
    <style:style style:family="text" style:name="LLS-3-7-text" style:display-name="LLS_3_7_text" style:next-style-name="LLS-3-7-text">
      <style:text-properties fo:color="#000000" style:font-name="Verdana" fo:font-size="10pt" fo:font-weight="normal"/>
    </style:style>
    <style:style style:family="text" style:name="WW-CharLFO1LVL4-text" style:display-name="WW_CharLFO1LVL4_text" style:next-style-name="WW-CharLFO1LVL4-text">
      <style:text-properties fo:color="#000000" style:font-name="Verdana" fo:font-size="10pt" fo:font-weight="normal"/>
    </style:style>
    <style:style style:family="text" style:name="LLS-3-8-text" style:display-name="LLS_3_8_text" style:next-style-name="LLS-3-8-text">
      <style:text-properties fo:color="#000000" style:font-name="Verdana" fo:font-size="10pt" fo:font-weight="normal"/>
    </style:style>
    <style:style style:family="text" style:name="WW-CharLFO1LVL5-text" style:display-name="WW_CharLFO1LVL5_text" style:next-style-name="WW-CharLFO1LVL5-text">
      <style:text-properties fo:color="#000000" style:font-name="Verdana" fo:font-size="10pt" fo:font-weight="normal"/>
    </style:style>
    <style:style style:family="text" style:name="WW-CharLFO1LVL6-text" style:display-name="WW_CharLFO1LVL6_text" style:next-style-name="WW-CharLFO1LVL6-text">
      <style:text-properties fo:color="#000000" style:font-name="Verdana" fo:font-size="10pt" fo:font-weight="normal"/>
    </style:style>
    <style:style style:family="paragraph" style:name="T-u237--tulo-2" style:display-name="T\u237 ?tulo 2" style:parent-style-name="Normal">
      <style:paragraph-properties fo:margin-top="0.1660in" fo:margin-bottom="0.0826in"/>
      <style:text-properties fo:font-size="18pt" fo:font-weight="bold"/>
    </style:style>
    <style:style style:family="paragraph" style:name="T-u237--tulo-3" style:display-name="T\u237 ?tulo 3" style:parent-style-name="Normal">
      <style:paragraph-properties fo:margin-top="0.1660in" fo:margin-bottom="0.0826in"/>
      <style:text-properties fo:font-size="14pt" fo:font-weight="bold"/>
    </style:style>
    <style:style style:family="paragraph" style:name="Text-body" style:display-name="Text body" style:parent-style-name="Normal" style:next-style-name="Text-body">
      <style:paragraph-properties fo:margin-bottom="0.0833in"/>
    </style:style>
    <style:style style:family="paragraph" style:name="Descripci-u243--n" style:display-name="Descripci\u243 ?n" style:parent-style-name="Normal">
      <style:paragraph-properties fo:margin-top="0.0826in" fo:margin-bottom="0.0826in"/>
      <style:text-properties fo:font-style="italic"/>
    </style:style>
    <style:style style:family="paragraph" style:name="Normal" style:display-name="Normal">
      <style:paragraph-properties fo:text-align="left" fo:line-height="100%" fo:background-color="transparent" fo:widows="0" fo:orphans="0" style:writing-mode="lr" fo:padding-bottom="0in" fo:padding-left="0in" fo:padding-right="0in" fo:padding-top="0in"/>
      <style:text-properties style:font-name="Times New Roman" fo:font-size="12pt" fo:language="de" fo:country="DE" fo:font-weight="normal" fo:text-transform="none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Encabezado" style:display-name="Encabezado" style:parent-style-name="Normal" style:next-style-name="Text-body">
      <style:paragraph-properties fo:margin-top="0.1666in" fo:margin-bottom="0.0833in" fo:keep-with-next="always"/>
      <style:text-properties style:font-name="Arial" fo:font-size="14pt"/>
    </style:style>
    <style:style style:family="paragraph" style:name="sql" style:display-name="sql" style:parent-style-name="mysql" style:next-style-name="sql">
      <style:text-properties fo:color="#000000" style:font-name="Times New Roman" fo:font-size="12pt"/>
    </style:style>
    <style:style style:family="paragraph" style:name="T--tulo-2" style:display-name="Título 2" style:parent-style-name="Normal" style:next-style-name="T--tulo-2">
      <style:paragraph-properties fo:margin-top="0.1666in" fo:margin-bottom="0.0833in"/>
      <style:text-properties fo:font-size="18pt" fo:font-weight="bold"/>
    </style:style>
    <style:style style:family="paragraph" style:name="T--tulo-3" style:display-name="Título 3" style:parent-style-name="Normal" style:next-style-name="T--tulo-3">
      <style:paragraph-properties fo:margin-top="0.1666in" fo:margin-bottom="0.0833in"/>
      <style:text-properties fo:font-size="14pt" fo:font-weight="bold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Descripci--n" style:display-name="Descripción" style:parent-style-name="Normal" style:next-style-name="Descripci--n">
      <style:paragraph-properties fo:margin-top="0.0833in" fo:margin-bottom="0.0833in"/>
      <style:text-properties fo:font-style="italic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Heading" style:display-name="Heading" style:parent-style-name="Normal" style:next-style-name="Text-body">
      <style:paragraph-properties fo:margin-top="0.1666in" fo:margin-bottom="0.0833in" fo:keep-with-next="always"/>
      <style:text-properties style:font-name="Liberation Sans" fo:font-size="14pt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mysql" style:display-name="mysql" style:parent-style-name="Preformatted-Text" style:next-style-name="mysql">
      <style:paragraph-properties fo:margin-top="0.118in"/>
      <style:text-properties fo:font-size="11pt"/>
    </style:style>
    <style:style style:family="paragraph" style:name="Preformatted-Text" style:display-name="Preformatted Text" style:parent-style-name="Normal" style:next-style-name="Preformatted-Text">
      <style:paragraph-properties fo:margin-top="0.1965in"/>
      <style:text-properties style:font-name="Courier New" fo:font-size="10pt"/>
    </style:style>
  </office:styles>
  <office:automatic-styles>
    <style:style style:family="paragraph" style:name="P1" style:display-name="P1" style:parent-style-name="Normal">
      <style:paragraph-properties fo:text-align="center" fo:line-height="150%" fo:margin-right="0.2756in"/>
      <style:text-properties fo:font-size="18pt" fo:font-weight="bold"/>
    </style:style>
    <style:page-layout style:name="Standard">
      <style:page-layout-properties fo:page-width="8.267717in" fo:page-height="11.692913in" style:print-orientation="portrait" fo:margin-top="0.999998cm" fo:margin-bottom="0.5in" fo:margin-left="0.7875in" fo:margin-right="0.7083in"/>
      <style:header-style>
        <style:header-footer-properties svg:height="1.270000cm"/>
      </style:header-style>
    </style:page-layout>
  </office:automatic-styles>
  <office:master-styles>
    <style:master-page style:name="Standard" style:page-layout-name="Standard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dc:creator>Manuel Alvarez Campana</dc:creator>
    <meta:creation-date>2009-04-16T11:32:00Z</meta:creation-date>
    <dc:date>Sat Oct 19 20:45:49 2019
</dc:date>
  </office:meta>
</office:document-meta>
</file>